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paragraph-properties fo:text-align="center" style:justify-single-word="false"/>
      <style:text-properties officeooo:rsid="00152ed7" officeooo:paragraph-rsid="00152ed7"/>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52ed7" officeooo:paragraph-rsid="00152ed7"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52ed7" officeooo:paragraph-rsid="00152ed7"/>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17ed96" officeooo:paragraph-rsid="0017ed96"/>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3b2ca5" officeooo:paragraph-rsid="003b2ca5"/>
    </style:style>
    <style:style style:name="P7" style:family="paragraph" style:parent-style-name="Text_20_body">
      <style:text-properties officeooo:rsid="0017ed96" officeooo:paragraph-rsid="0021afa1"/>
    </style:style>
    <style:style style:name="P8" style:family="paragraph" style:parent-style-name="Text_20_body">
      <style:text-properties officeooo:rsid="002306ff" officeooo:paragraph-rsid="0029716f"/>
    </style:style>
    <style:style style:name="P9" style:family="paragraph" style:parent-style-name="Text_20_body">
      <style:text-properties officeooo:rsid="0029716f" officeooo:paragraph-rsid="0030c704"/>
    </style:style>
    <style:style style:name="P10" style:family="paragraph" style:parent-style-name="Text_20_body">
      <style:paragraph-properties>
        <style:tab-stops>
          <style:tab-stop style:position="2.046cm"/>
        </style:tab-stops>
      </style:paragraph-properties>
      <style:text-properties officeooo:rsid="0029716f" officeooo:paragraph-rsid="0030c704"/>
    </style:style>
    <style:style style:name="P11" style:family="paragraph" style:parent-style-name="Text_20_body">
      <style:text-properties officeooo:rsid="002ba15b" officeooo:paragraph-rsid="002ba15b"/>
    </style:style>
    <style:style style:name="P12" style:family="paragraph" style:parent-style-name="Text_20_body">
      <style:text-properties officeooo:rsid="002bf25c" officeooo:paragraph-rsid="002bf25c"/>
    </style:style>
    <style:style style:name="P13" style:family="paragraph" style:parent-style-name="Text_20_body">
      <style:text-properties officeooo:rsid="002c8d9b" officeooo:paragraph-rsid="002c8d9b"/>
    </style:style>
    <style:style style:name="P14" style:family="paragraph" style:parent-style-name="Text_20_body">
      <style:text-properties officeooo:rsid="00326389" officeooo:paragraph-rsid="00326389"/>
    </style:style>
    <style:style style:name="P15" style:family="paragraph" style:parent-style-name="Text_20_body">
      <style:text-properties officeooo:rsid="003c368e" officeooo:paragraph-rsid="003c368e"/>
    </style:style>
    <style:style style:name="P16" style:family="paragraph" style:parent-style-name="Text_20_body">
      <style:text-properties officeooo:rsid="0051cbff" officeooo:paragraph-rsid="0051cbff"/>
    </style:style>
    <style:style style:name="P17" style:family="paragraph" style:parent-style-name="Text_20_body">
      <style:text-properties officeooo:paragraph-rsid="005daedd"/>
    </style:style>
    <style:style style:name="P18" style:family="paragraph" style:parent-style-name="Text_20_body">
      <style:text-properties officeooo:rsid="00629d8c" officeooo:paragraph-rsid="00629d8c"/>
    </style:style>
    <style:style style:name="P19" style:family="paragraph" style:parent-style-name="Text_20_body">
      <style:text-properties officeooo:paragraph-rsid="006791e5"/>
    </style:style>
    <style:style style:name="P20" style:family="paragraph" style:parent-style-name="Text_20_body">
      <style:text-properties officeooo:rsid="00693215" officeooo:paragraph-rsid="00693215"/>
    </style:style>
    <style:style style:name="P21" style:family="paragraph" style:parent-style-name="Text_20_body">
      <style:text-properties officeooo:paragraph-rsid="006a28af"/>
    </style:style>
    <style:style style:name="P22" style:family="paragraph" style:parent-style-name="Text_20_body">
      <style:text-properties officeooo:rsid="006cbfe2" officeooo:paragraph-rsid="006cbfe2"/>
    </style:style>
    <style:style style:name="P23" style:family="paragraph" style:parent-style-name="Text_20_body">
      <style:text-properties officeooo:paragraph-rsid="006cbfe2"/>
    </style:style>
    <style:style style:name="P24" style:family="paragraph" style:parent-style-name="Text_20_body">
      <style:text-properties officeooo:rsid="006e720c" officeooo:paragraph-rsid="006e720c"/>
    </style:style>
    <style:style style:name="P25" style:family="paragraph" style:parent-style-name="Text_20_body">
      <style:text-properties officeooo:rsid="006ed326" officeooo:paragraph-rsid="006ed326"/>
    </style:style>
    <style:style style:name="P26" style:family="paragraph" style:parent-style-name="Title">
      <style:text-properties officeooo:rsid="0017ed96" officeooo:paragraph-rsid="0017ed96"/>
    </style:style>
    <style:style style:name="P27" style:family="paragraph" style:parent-style-name="Title">
      <style:text-properties fo:font-style="italic" style:font-style-asian="italic" style:font-style-complex="italic"/>
    </style:style>
    <style:style style:name="T1" style:family="text">
      <style:text-properties fo:font-size="24pt" fo:font-weight="bold" style:font-size-asian="24pt" style:font-weight-asian="bold" style:font-size-complex="24pt" style:font-weight-complex="bold"/>
    </style:style>
    <style:style style:name="T2" style:family="text">
      <style:text-properties officeooo:rsid="0017ed96"/>
    </style:style>
    <style:style style:name="T3" style:family="text">
      <style:text-properties officeooo:rsid="001c95db"/>
    </style:style>
    <style:style style:name="T4" style:family="text">
      <style:text-properties officeooo:rsid="00249b0f"/>
    </style:style>
    <style:style style:name="T5" style:family="text">
      <style:text-properties officeooo:rsid="002bf25c"/>
    </style:style>
    <style:style style:name="T6" style:family="text">
      <style:text-properties officeooo:rsid="002c8d9b"/>
    </style:style>
    <style:style style:name="T7" style:family="text">
      <style:text-properties style:text-position="super 58%" officeooo:rsid="002c8d9b"/>
    </style:style>
    <style:style style:name="T8" style:family="text">
      <style:text-properties style:text-position="super 58%" officeooo:rsid="00373798"/>
    </style:style>
    <style:style style:name="T9" style:family="text">
      <style:text-properties style:text-position="super 58%" officeooo:rsid="004e8fd7"/>
    </style:style>
    <style:style style:name="T10" style:family="text">
      <style:text-properties style:text-position="super 58%" officeooo:rsid="00524dcf"/>
    </style:style>
    <style:style style:name="T11" style:family="text">
      <style:text-properties style:text-position="super 58%" officeooo:rsid="0058d16a"/>
    </style:style>
    <style:style style:name="T12" style:family="text">
      <style:text-properties style:text-position="super 58%" officeooo:rsid="006791e5"/>
    </style:style>
    <style:style style:name="T13" style:family="text">
      <style:text-properties style:text-position="0% 100%"/>
    </style:style>
    <style:style style:name="T14" style:family="text">
      <style:text-properties style:text-position="0% 100%" officeooo:rsid="002c8d9b"/>
    </style:style>
    <style:style style:name="T15" style:family="text">
      <style:text-properties style:text-position="0% 100%" officeooo:rsid="004e8fd7"/>
    </style:style>
    <style:style style:name="T16" style:family="text">
      <style:text-properties style:text-position="0% 100%" officeooo:rsid="0051cbff"/>
    </style:style>
    <style:style style:name="T17" style:family="text">
      <style:text-properties style:text-position="0% 100%" fo:font-size="8pt" fo:font-style="italic" officeooo:rsid="003f2e93" style:font-size-asian="8pt" style:font-style-asian="italic" style:font-size-complex="8pt" style:font-style-complex="italic"/>
    </style:style>
    <style:style style:name="T18" style:family="text">
      <style:text-properties style:text-position="0% 100%" fo:font-size="8pt" fo:font-style="italic" officeooo:rsid="00524dcf" style:font-size-asian="8pt" style:font-style-asian="italic" style:font-size-complex="8pt" style:font-style-complex="italic"/>
    </style:style>
    <style:style style:name="T19" style:family="text">
      <style:text-properties style:text-position="0% 100%" fo:font-size="8pt" fo:font-style="italic" officeooo:rsid="005c40ec" style:font-size-asian="8pt" style:font-style-asian="italic" style:font-size-complex="8pt" style:font-style-complex="italic"/>
    </style:style>
    <style:style style:name="T20" style:family="text">
      <style:text-properties style:text-position="0% 100%" officeooo:rsid="00524dcf"/>
    </style:style>
    <style:style style:name="T21" style:family="text">
      <style:text-properties style:text-position="0% 100%" officeooo:rsid="005537e5"/>
    </style:style>
    <style:style style:name="T22" style:family="text">
      <style:text-properties style:text-position="0% 100%" officeooo:rsid="0056c0af"/>
    </style:style>
    <style:style style:name="T23" style:family="text">
      <style:text-properties style:text-position="0% 100%" officeooo:rsid="0057a51a"/>
    </style:style>
    <style:style style:name="T24" style:family="text">
      <style:text-properties style:text-position="0% 100%" officeooo:rsid="0054eb46"/>
    </style:style>
    <style:style style:name="T25" style:family="text">
      <style:text-properties style:text-position="0% 100%" officeooo:rsid="0058d16a"/>
    </style:style>
    <style:style style:name="T26" style:family="text">
      <style:text-properties style:text-position="0% 100%" officeooo:rsid="005c40ec"/>
    </style:style>
    <style:style style:name="T27" style:family="text">
      <style:text-properties style:text-position="0% 100%" officeooo:rsid="005daedd"/>
    </style:style>
    <style:style style:name="T28" style:family="text">
      <style:text-properties style:text-position="0% 100%" officeooo:rsid="00610240"/>
    </style:style>
    <style:style style:name="T29" style:family="text">
      <style:text-properties style:text-position="0% 100%" officeooo:rsid="00629d8c"/>
    </style:style>
    <style:style style:name="T30" style:family="text">
      <style:text-properties style:text-position="0% 100%" officeooo:rsid="0063104a"/>
    </style:style>
    <style:style style:name="T31" style:family="text">
      <style:text-properties style:text-position="0% 100%" officeooo:rsid="00638eb2"/>
    </style:style>
    <style:style style:name="T32" style:family="text">
      <style:text-properties style:text-position="0% 100%" officeooo:rsid="0064e76f"/>
    </style:style>
    <style:style style:name="T33" style:family="text">
      <style:text-properties style:text-position="0% 100%" officeooo:rsid="0065156c"/>
    </style:style>
    <style:style style:name="T34" style:family="text">
      <style:text-properties style:text-position="0% 100%" officeooo:rsid="0066ae40"/>
    </style:style>
    <style:style style:name="T35" style:family="text">
      <style:text-properties style:text-position="0% 100%" officeooo:rsid="006791e5"/>
    </style:style>
    <style:style style:name="T36" style:family="text">
      <style:text-properties style:text-position="0% 100%" officeooo:rsid="0067b19a"/>
    </style:style>
    <style:style style:name="T37" style:family="text">
      <style:text-properties style:text-position="0% 100%" officeooo:rsid="00686e1a"/>
    </style:style>
    <style:style style:name="T38" style:family="text">
      <style:text-properties style:text-position="0% 100%" officeooo:rsid="00693215"/>
    </style:style>
    <style:style style:name="T39" style:family="text">
      <style:text-properties style:text-position="0% 100%" officeooo:rsid="006a28af"/>
    </style:style>
    <style:style style:name="T40" style:family="text">
      <style:text-properties style:text-position="0% 100%" officeooo:rsid="006af799"/>
    </style:style>
    <style:style style:name="T41" style:family="text">
      <style:text-properties style:text-position="0% 100%" officeooo:rsid="006cbfe2"/>
    </style:style>
    <style:style style:name="T42" style:family="text">
      <style:text-properties style:text-position="0% 100%" officeooo:rsid="006cf49d"/>
    </style:style>
    <style:style style:name="T43" style:family="text">
      <style:text-properties style:text-position="0% 100%" officeooo:rsid="006e720c"/>
    </style:style>
    <style:style style:name="T44" style:family="text">
      <style:text-properties officeooo:rsid="003156fc"/>
    </style:style>
    <style:style style:name="T45" style:family="text">
      <style:text-properties officeooo:rsid="00329ef2"/>
    </style:style>
    <style:style style:name="T46" style:family="text">
      <style:text-properties officeooo:rsid="00373798"/>
    </style:style>
    <style:style style:name="T47" style:family="text">
      <style:text-properties officeooo:rsid="003b2ca5"/>
    </style:style>
    <style:style style:name="T48" style:family="text">
      <style:text-properties fo:font-style="italic" officeooo:rsid="00249b0f" style:font-style-asian="italic" style:font-style-complex="italic"/>
    </style:style>
    <style:style style:name="T49" style:family="text">
      <style:text-properties officeooo:rsid="00524dcf"/>
    </style:style>
    <style:style style:name="T50" style:family="text">
      <style:text-properties officeooo:rsid="0059aa8f"/>
    </style:style>
    <style:style style:name="T51" style:family="text">
      <style:text-properties officeooo:rsid="006791e5"/>
    </style:style>
    <style:style style:name="T52" style:family="text">
      <style:text-properties style:font-name="Times New Roman"/>
    </style:style>
    <style:style style:name="T53" style:family="text">
      <style:text-properties officeooo:rsid="006ed326"/>
    </style:style>
    <style:style style:name="T54" style:family="text">
      <style:text-properties officeooo:rsid="006f70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croeconomics Assignment </text:p>
      <text:p text:style-name="P3">Name: Siyamthanda</text:p>
      <text:p text:style-name="P3">Surname: Nzipo</text:p>
      <text:p text:style-name="P4"><text:span text:style-name="T1">Student number: 1733160</text:span></text:p>
      <text:p text:style-name="P5"><text:span text:style-name="T1">Course code: ECON3005</text:span></text:p>
      <text:p text:style-name="P6"><text:span text:style-name="T1">Budget Speech Competition</text:span></text:p>
      <text:p text:style-name="P2"><text:span text:style-name="T1"/></text:p>
      <text:p text:style-name="P26">TOPIC:</text:p>
      <text:p text:style-name="P27"><text:span text:style-name="T2">W</text:span>ould <text:s/><text:span text:style-name="T2">the implementation</text:span> <text:span text:style-name="T2">of land expropriation without compensation unlock greater economic growth or damage it further in South Africa? Illustration using international experience.</text:span></text:p>
      <text:h text:style-name="P1" text:outline-level="2">I<text:span text:style-name="T46">ntroduction</text:span></text:h>
      <text:p text:style-name="P7">The i<text:span text:style-name="T3">mplementation of land expropriation without compensation is quite a complicated task to be carried out by the government. This is because it would not only be an economic policy being established but a decision which has political, moral and other delicate and thought provoking ideologies which encompass race relations of which are the root of the <text:s/>South <text:s/>African economic stance at this day. These are to be much considered by the government when drawing up their definitive plan to implement this policy. As for the purposes of this essay we shall not get into these specifics but will only explore the prospects of the country’s economy during and post the implementation of this policy. We will do so by looking at some other countries which took a similar route and learn how this turned out for them. A major challenge that we may face with regards to the international experience is that countries which have gone this way may have been under different economic conditions such as time during which this occurred, economic position and status quo.</text:span></text:p>
      <text:p text:style-name="P8"><text:span text:style-name="T47">Before we delve deeper</text:span> into our discussion it is of paramount importance that we define what land expropriation without compensation means <text:span text:style-name="T4">and what does the government foresee it to be, that is, for them to consider it as having been accomplished, how would the state of land ownership be like. Among other things, the government may have to amend section 25 of the constitution so as to exclude the </text:span><text:span text:style-name="T48">compensation</text:span><text:span text:style-name="T4"> part since it currently states, </text:span></text:p>
      <text:p text:style-name="P8"><text:span text:style-name="T4">“Property may be expropriated only in terms of law of general application- </text:span></text:p>
      <text:p text:style-name="P8"><text:span text:style-name="T4">(a)for a public purpose or in the public interest; and</text:span></text:p>
      <text:p text:style-name="P9">(b)subject to compensation, the amount of which and the time and manner of payment of which have either been agreed to by those affected or decide<text:span text:style-name="T5">d</text:span> or approved by the court”.<text:span text:style-name="T14">g</text:span><text:span text:style-name="T7">[1] </text:span><text:span text:style-name="T6">[Constitution of the Rep. Of South Africa, May 1996]. </text:span></text:p>
      <text:p text:style-name="P10"><text:span text:style-name="T44">With respect to the report formulated by the <text:s/>Presidential Expert Advisory Panel on Land Reform and Agriculture</text:span><text:span text:style-name="T8">[2]</text:span><text:span text:style-name="T44">, it is plausible to imagine that the government would want to have Restitution, <text:s/>Redistribution and and Security of Land Tenure as part of its vision and thus we shall look on the impact on the growth of the economy of such endeavours.</text:span></text:p>
      <text:h text:style-name="Heading_20_2" text:outline-level="2"><text:span text:style-name="T46">Core</text:span></text:h>
      <text:p text:style-name="P23"><text:span text:style-name="T50">To get a better grasp of how a South Africa with this policy of land expropriation without compensation would be like, we are going to scrutinise two countries which have taken a bite at this policy prior to our analysis. </text:span></text:p>
      <text:p text:style-name="P23"/>
      <text:p text:style-name="P23"><text:span text:style-name="T50">Let us first consider the case of China from 1947 in which the Chinese sought to completely eradicate the system of Landlordism which had been in existence for a long period. Landlordism in China basically meant that the peasants and those who owned small plots in China had to rent the land in which they worked and were exploited by the landlords who were not tilling the land. To overcome this, a plan of action was drafted by the then Communist Party and was called the “The Basic Programme of the Chinese Agrarian Law”. This outlined how the land was to be allocated to evenly benefit the occupants of the country at the time and eliminate the unwanted system that was in place. This was not a new idea though as it was somewhat aligning with the essay written by Mao </text:span><text:soft-page-break/><text:span text:style-name="T50">Tse-tung in 1945 (‘On Coalition Government’), thus in some parts of the country it was introduced prior 1947 which is the year that the basic programme was announced. It gained much popularity after its inception and was proving to be ideal since it bore some fruits as the article by Frank C Lee in 1948 goes on and says, “The earliest report on equalised redistribution in the Communist area ... 500 acres of land had been alloted ... The per capita share of land alloted in Machuria was larger ... nearly 1.67 acres per capita”</text:span><text:span text:style-name="T9">[</text:span><text:span text:style-name="T10">3]</text:span><text:span text:style-name="T26">)</text:span><text:span text:style-name="T10"> </text:span><text:span text:style-name="T20">. <text:s/></text:span><text:span text:style-name="T22">This was a promising <text:s/>turn of events for the peasants and owners of small plots.</text:span><text:span text:style-name="T18">[T</text:span><text:span text:style-name="T17">he </text:span><text:span text:style-name="T18">previous </text:span><text:span text:style-name="T17"><text:s/></text:span><text:span text:style-name="T18">passage </text:span><text:span text:style-name="T17">is based on an article by Fran</text:span><text:span text:style-name="T19">k C </text:span><text:span text:style-name="T17">Lee, Land Redistribution in Communist China, Mar., 1948] </text:span><text:span text:style-name="T15"><text:s/></text:span></text:p>
      <text:p text:style-name="P17"><text:span text:style-name="T16">I</text:span><text:span text:style-name="T24">t was then in 1950 to 1951 that the favourable land ownership was accomplished in China which was strengthened by the Land Reform Law publis</text:span><text:span text:style-name="T42">hed</text:span><text:span text:style-name="T24"> by the government </text:span><text:span text:style-name="T21">since the Basic Programme of Agrarian Law acted only as a guideline </text:span><text:span text:style-name="T22">and used by peasants’ associations </text:span><text:span text:style-name="T26">and the Communist Party</text:span><text:span text:style-name="T24">. <text:s/></text:span><text:span text:style-name="T21">All the groups were now owners of land including those who were landlords and were now </text:span><text:span text:style-name="T26">tilling</text:span><text:span text:style-name="T21"> the land </text:span><text:span text:style-name="T26">which was redistributed to them as well</text:span><text:span text:style-name="T21">. This was quite a milestone as it was the realisation of the saying, ‘He who tills the land shall own it’, which was the slogan of Sun Yat-sen </text:span><text:span text:style-name="T22">known for his revolutionary efforts in China</text:span><text:span text:style-name="T21">. <text:s/>T</text:span><text:span text:style-name="T23">his gave China a <text:s/>much needed boost and push to a better economic standing. “The reform liberated productive forces, increased the productivity of agriculture, and laid the basis for industrialisation”</text:span><text:span text:style-name="T11">[4]</text:span><text:span text:style-name="T25">(1950:T</text:span><text:span text:style-name="T16">he Land Reform , 15 Sep., 2009</text:span><text:span text:style-name="T27">). Therefore the land expropriation in China was successful and seemed to have placed them </text:span><text:span text:style-name="T29">in a </text:span><text:span text:style-name="T27">better economic position </text:span><text:span text:style-name="T28">at the time</text:span><text:span text:style-name="T27">. </text:span><text:span text:style-name="T28">Even though not all went smooth and well thereafter when shifting into industrialisation, China now has a major economic impact in the world and </text:span><text:span text:style-name="T29">boasts</text:span><text:span text:style-name="T28"> a</text:span><text:span text:style-name="T29">s one of</text:span><text:span text:style-name="T28"> the few successful countries with equal land distribution </text:span><text:span text:style-name="T29">and has exp</text:span><text:span text:style-name="T30">e</text:span><text:span text:style-name="T29">rienced the fastest growing economy in the recent past</text:span><text:span text:style-name="T28">.</text:span></text:p>
      <text:p text:style-name="P17"><text:span text:style-name="T28"/></text:p>
      <text:p text:style-name="P18"><text:span text:style-name="T28">N</text:span><text:span text:style-name="T13">ow looking into the evolution </text:span><text:span text:style-name="T31">of </text:span><text:span text:style-name="T13">yet another country which has carried out the implementation of land expropriation without compensation, namely Zimbabwe. Zimbabwe, like many other African countries including South Africa, </text:span><text:span text:style-name="T30">ha</text:span><text:span text:style-name="T38">d</text:span><text:span text:style-name="T30"> fallen victim to oppression under the colonialism regime. It is thus not uncommon that when they got independence in 1980 they </text:span><text:span text:style-name="T31">would</text:span><text:span text:style-name="T30"> seek to empower themselves by any means which </text:span><text:span text:style-name="T42">they deemed </text:span><text:span text:style-name="T30">plausible . In pursuit of their economic empowerment the president of the country </text:span><text:span text:style-name="T32">from</text:span><text:span text:style-name="T30"> 198</text:span><text:span text:style-name="T31">7</text:span><text:span text:style-name="T30"> </text:span><text:span text:style-name="T31">to 2017 </text:span><text:span text:style-name="T30">, Mr Robert Mugabe, saw land reform as one of </text:span><text:span text:style-name="T31">the </text:span><text:span text:style-name="T30">top priorities </text:span><text:span text:style-name="T31">for the country. This was unsurprising since the land ownership ratios were skewed to the advantage of the white citizens wherein they </text:span><text:span text:style-name="T42">made up</text:span><text:span text:style-name="T31"> less than one percent of the population and they had approximately 50 percent control of the land </text:span><text:span text:style-name="T32">used for agricultural production, and obviously black people being the majority(Marie Holzapfel &amp; Juan Camacho).</text:span></text:p>
      <text:p text:style-name="P21"><text:span text:style-name="T32">In introduc</text:span><text:span text:style-name="T33">ing the land </text:span><text:span text:style-name="T39">reform</text:span><text:span text:style-name="T33">, Zimbabwe had a few challenges of which one was the restriction <text:s/></text:span><text:span text:style-name="T34">presented by </text:span><text:span text:style-name="T35">some contents of </text:span><text:span text:style-name="T34">the</text:span><text:span text:style-name="T33"> Lancaster House Agreement. </text:span><text:span text:style-name="T34">The restriction was </text:span><text:span text:style-name="T39">that t</text:span><text:span text:style-name="T34">he agreement provided security for white citizens so as <text:s/>to be not dispossessed of the </text:span><text:span text:style-name="T35">land </text:span><text:span text:style-name="T34">at least for the first ten years of independence </text:span><text:span text:style-name="T35">among other things</text:span><text:span text:style-name="T12">[5]</text:span><text:span text:style-name="T35">(</text:span><text:span text:style-name="T39">Darlene Miller</text:span><text:span text:style-name="T35">, 2002)</text:span><text:span text:style-name="T34">. </text:span><text:span text:style-name="T35">But then later this was overcome by the amendment of the constitution in Zimbabwe which the</text:span><text:span text:style-name="T43">n</text:span><text:span text:style-name="T35"> allowed for land redistribution </text:span><text:span text:style-name="T36">through the Land Acquisition Act. From then on the Zimbabwe</text:span><text:span text:style-name="T43">an</text:span><text:span text:style-name="T36"> government strived for land reform and </text:span><text:span text:style-name="T37">eventually managed to acquire the land. It is in the way it was distributed <text:s/>and not only that but also to whom it was given to. People who got land were those in high political ranking and they aimed to take possession of the most productive </text:span><text:span text:style-name="T38">farms</text:span><text:span text:style-name="T37"> and other</text:span><text:span text:style-name="T38">s</text:span><text:span text:style-name="T37"> who </text:span><text:span text:style-name="T38">we</text:span><text:span text:style-name="T37">re not politicians basically did not have capacity</text:span><text:span text:style-name="T43">(</text:span><text:span text:style-name="T39">skill and resources</text:span><text:span text:style-name="T43">)</text:span><text:span text:style-name="T39"> </text:span><text:span text:style-name="T37">to use the land(William Gumede, 15 October 2018). </text:span><text:span text:style-name="T39">One highlight that substantiates the lack of capacity for those who acquired land is that they could not take loans to finance the capital </text:span><text:span text:style-name="T40">since they could not use their land as collateral, </text:span><text:soft-page-break/><text:span text:style-name="T40">due to it being not private, </text:span><text:span text:style-name="T39">as such, the capital intensive part</text:span><text:span text:style-name="T40">s</text:span><text:span text:style-name="T39"> of agric</text:span><text:span text:style-name="T40">ul</text:span><text:span text:style-name="T39">tural production was lacking</text:span><text:span text:style-name="T40">(Willam H Shaw, 2003).</text:span><text:span text:style-name="T39"> </text:span><text:span text:style-name="T38">This later went to catch up with Zimbabwe as they <text:s/>found themselves in a bad economic standing whereby </text:span><text:span text:style-name="T41">in 2016 they</text:span><text:span text:style-name="T38"> they even had to call for a state of disaster. </text:span></text:p>
      <text:p text:style-name="P11"/>
      <text:p text:style-name="P24">Drawing our attention on the <text:span text:style-name="T53">the two countries’</text:span> intent <text:span text:style-name="T53">for</text:span> the policy, state of affairs, time it took to <text:span text:style-name="T53">implement the policy, structure of the economies, how the policy was introduced and by which entity it was introduced. <text:s/>We should be able to estimate our own fate when it comes to the execution of LEWC.</text:span></text:p>
      <text:p text:style-name="P25">Firstly, dis<text:span text:style-name="T54">s</text:span>ecting <text:span text:style-name="T54">intent for expropriating the land is of key interest. A country that wants to apply any economic policy needs to have a clear-cut plan of execution of the policy and thoroughly understand and <text:s/>envision the plan after its implementation. Being aware of such then puts them in great position to even foresee what could be of necessity should the plan take effect and thus evaluate whether or not they would be ready for such. In the case for China, the citizens were <text:s/>the ones at the forefront of the movement, only having influence by leaders of the Communist Party hand-in-hand with peasants’ leaders. Most importantly they fought for ownership of land of which they had been working on for years so that comes to them not some else who is not even working. These years of experience gave them an advantage when it comes to skill and knowledge of the job . On the other hand Zimbabwe was unskilled in relation to the use of land and their leaders were fighting to only reclaim the land so that it can on their names. All they wanted was correct a historical injustice against their forefathers. The gain of land then was only what was </text:span></text:p>
      <text:p text:style-name="P12">References: </text:p>
      <text:p text:style-name="P13">[1]The Constitution of the Republic of South Africa, 1996, as adopted on 8 May 1996 and amended 11 October 1996 by the Constitutional Assembly, <text:span text:style-name="T49">pp.</text:span> 10.</text:p>
      <text:p text:style-name="P14">[2]Final Report of the Presidential Expert advisory <text:span text:style-name="T45">Panel on Land Reform And Agriculture, 04 May 2019. website: www.gov..za/sites/default/files/gcis_document/201907/panelreportlandreform_1.pdf</text:span></text:p>
      <text:p text:style-name="P15">[3]<text:span text:style-name="T49">Land Redistribution in Communist China, Frank C Lee, </text:span>Pacific Affairs <text:s/>Vol.2 No.1 (Mar., 1948) pp.20-32</text:p>
      <text:p text:style-name="P16">[<text:span text:style-name="T49">4</text:span>] 1950: The Land Reform<text:span text:style-name="T13">, 15 Sep., 2009. </text:span><text:span text:style-name="T23">website: www.china.org.cn/features/60years/2009-09/15/content_18530605.htm</text:span></text:p>
      <text:p text:style-name="P19"><text:span text:style-name="T51">[5]Zimbabwe </text:span><text:span text:style-name="T35">fast track land reform. </text:span><text:span text:style-name="T39">Darlene Miller.</text:span><text:span text:style-name="T35"> Website: </text:span><text:a xlink:type="simple" xlink:href="http://www.hrw.org/" text:style-name="Internet_20_link" text:visited-style-name="Visited_20_Internet_20_Link"><text:span text:style-name="T52">http://www.hrw.org</text:span></text:a></text:p>
      <text:p text:style-name="P20"><text:span text:style-name="T52">[6]Lessons from Zimbabwe’s failed land reforms. William Gumede ,Oct 15, 2018.</text:span></text:p>
      <text:p text:style-name="P22"><text:span text:style-name="T52">[7]’They Stole Our Land’ : Debating the expropriation of white farms in Zimbabwe. William H Shaw. The journal of Modern African Studies Vol. 41 No1(Mar., 200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7T01:13:30.123164736</meta:creation-date>
    <dc:date>2020-05-08T13:46:53.218954556</dc:date>
    <meta:editing-duration>PT3H42M39S</meta:editing-duration>
    <meta:editing-cycles>14</meta:editing-cycles>
    <meta:generator>LibreOffice/6.3.5.2$Linux_X86_64 LibreOffice_project/30$Build-2</meta:generator>
    <meta:document-statistic meta:table-count="0" meta:image-count="0" meta:object-count="0" meta:page-count="4" meta:paragraph-count="31" meta:word-count="1713" meta:character-count="10318" meta:non-whitespace-character-count="8607"/>
  </office:meta>
</office:document-meta>
</file>